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959100563701</text:p>
          </table:table-cell>
          <table:table-cell office:value-type="string" calcext:value-type="string">
            <text:p>2025-01-02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29912" calcext:value-type="float">
            <text:p>118.9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9100563701</text:p>
          </table:table-cell>
          <table:table-cell office:value-type="string" calcext:value-type="string">
            <text:p>2024-02-21 2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65448" calcext:value-type="float">
            <text:p>118.2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9100563701</text:p>
          </table:table-cell>
          <table:table-cell office:value-type="string" calcext:value-type="string">
            <text:p>2024-01-04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6384" calcext:value-type="float">
            <text:p>118.8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9100563701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6256" calcext:value-type="float">
            <text:p>127.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9100563701</text:p>
          </table:table-cell>
          <table:table-cell office:value-type="string" calcext:value-type="string">
            <text:p>2023-01-04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6192" calcext:value-type="float">
            <text:p>129.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9100563701</text:p>
          </table:table-cell>
          <table:table-cell office:value-type="string" calcext:value-type="string">
            <text:p>2022-02-16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53072" calcext:value-type="float">
            <text:p>121.3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9100563701</text:p>
          </table:table-cell>
          <table:table-cell office:value-type="string" calcext:value-type="string">
            <text:p>2022-01-10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8012" calcext:value-type="float">
            <text:p>122.8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9100563701</text:p>
          </table:table-cell>
          <table:table-cell office:value-type="string" calcext:value-type="string">
            <text:p>2021-01-08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81144" calcext:value-type="float">
            <text:p>118.8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9100563701</text:p>
          </table:table-cell>
          <table:table-cell office:value-type="string" calcext:value-type="string">
            <text:p>2020-02-12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17152" calcext:value-type="float">
            <text:p>123.5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9100563701</text:p>
          </table:table-cell>
          <table:table-cell office:value-type="string" calcext:value-type="string">
            <text:p>2020-01-03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77184" calcext:value-type="float">
            <text:p>117.6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9100563701</text:p>
          </table:table-cell>
          <table:table-cell office:value-type="string" calcext:value-type="string">
            <text:p>2019-01-03 2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2952" calcext:value-type="float">
            <text:p>120.3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9100563701</text:p>
          </table:table-cell>
          <table:table-cell office:value-type="string" calcext:value-type="string">
            <text:p>2018-01-05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56888" calcext:value-type="float">
            <text:p>118.3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9100563701</text:p>
          </table:table-cell>
          <table:table-cell office:value-type="string" calcext:value-type="string">
            <text:p>2017-01-03 22:48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62912" calcext:value-type="float">
            <text:p>116.2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9100563701</text:p>
          </table:table-cell>
          <table:table-cell office:value-type="string" calcext:value-type="string">
            <text:p>2016-01-06 16:56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04416" calcext:value-type="float">
            <text:p>116.1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9100563701</text:p>
          </table:table-cell>
          <table:table-cell office:value-type="string" calcext:value-type="string">
            <text:p>2015-01-05 19:30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932" calcext:value-type="float">
            <text:p>116.4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9100563701</text:p>
          </table:table-cell>
          <table:table-cell office:value-type="string" calcext:value-type="string">
            <text:p>2014-01-07 21:36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0536" calcext:value-type="float">
            <text:p>115.5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9100563701</text:p>
          </table:table-cell>
          <table:table-cell office:value-type="string" calcext:value-type="string">
            <text:p>2013-01-07 22:07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3712" calcext:value-type="float">
            <text:p>115.0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9100563701</text:p>
          </table:table-cell>
          <table:table-cell office:value-type="string" calcext:value-type="string">
            <text:p>2012-01-04 17:34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0856" calcext:value-type="float">
            <text:p>114.29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9100563701</text:p>
          </table:table-cell>
          <table:table-cell office:value-type="string" calcext:value-type="string">
            <text:p>2011-01-05 16:22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1048" calcext:value-type="float">
            <text:p>113.54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9100563701</text:p>
          </table:table-cell>
          <table:table-cell office:value-type="string" calcext:value-type="string">
            <text:p>2010-01-04 19:43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3664" calcext:value-type="float">
            <text:p>112.37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9100563701</text:p>
          </table:table-cell>
          <table:table-cell office:value-type="string" calcext:value-type="string">
            <text:p>2009-01-07 22:54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2832" calcext:value-type="float">
            <text:p>111.81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9100563701</text:p>
          </table:table-cell>
          <table:table-cell office:value-type="string" calcext:value-type="string">
            <text:p>2008-01-15 20:29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21576" calcext:value-type="float">
            <text:p>108.62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9100563701</text:p>
          </table:table-cell>
          <table:table-cell office:value-type="string" calcext:value-type="string">
            <text:p>200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1424" calcext:value-type="float">
            <text:p>109.6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9100563701</text:p>
          </table:table-cell>
          <table:table-cell office:value-type="string" calcext:value-type="string">
            <text:p>2006-01-05 23:33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648" calcext:value-type="float">
            <text:p>108.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9100563701</text:p>
          </table:table-cell>
          <table:table-cell office:value-type="string" calcext:value-type="string">
            <text:p>200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26" calcext:value-type="float">
            <text:p>108.4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